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unique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s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was" calcext:value-type="string">
            <text:p>swaw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wasilqewskij</text:p>
          </table:table-cell>
          <table:table-cell office:value-type="float" office:value="40308000" calcext:value-type="float">
            <text:p>403080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w" calcext:value-type="string">
            <text:p>swag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wanq</text:p>
          </table:table-cell>
          <table:table-cell office:value-type="float" office:value="40309000" calcext:value-type="float">
            <text:p>403090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office:value-type="float" office:value="493" calcext:value-type="float">
            <text:p>493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w" calcext:value-type="string">
            <text:p>swyl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washowo</text:p>
          </table:table-cell>
          <table:table-cell office:value-type="float" office:value="40312000" calcext:value-type="float">
            <text:p>4031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vypar" calcext:value-type="string">
            <text:p>sv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v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float" office:value="844" calcext:value-type="float">
            <text:p>8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wka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w" calcext:value-type="string">
            <text:p>skas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wernyj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wyank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37" calcext:value-type="float">
            <text:p>3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waya polyana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wy" calcext:value-type="string">
            <text:p>smozw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wyozdnoe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61" calcext:value-type="float">
            <text:p>106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v" calcext:value-type="string">
            <text:p>snen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vskij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2" calcext:value-type="string">
            <text:p>spepe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2tergof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1" calcext:value-type="float">
            <text:p>85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061" calcext:value-type="float">
            <text:p>1061</text:p>
          </table:table-cell>
          <table:table-cell office:value-type="float" office:value="1026" calcext:value-type="float">
            <text:p>102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445" calcext:value-type="float">
            <text:p>44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  <table:table-cell office:value-type="float" office:value="846" calcext:value-type="float">
            <text:p>84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277" calcext:value-type="float">
            <text:p>277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 - perwomajskoe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 — chyornaya rechka</text:p>
          </table:table-cell>
          <table:table-cell/>
          <table:table-cell table:number-columns-repeated="3" office:value-type="float" office:value="203" calcext:value-type="float">
            <text:p>203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 - luppolowo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ste" calcext:value-type="string">
            <text:p>lwsst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teklyannyj — oselqki — garbolowo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aga" calcext:value-type="string">
            <text:p>lwsag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agalatowo - skotnoe</text:p>
          </table:table-cell>
          <table:table-cell/>
          <table:table-cell table:number-columns-repeated="3" office:value-type="float" office:value="66" calcext:value-type="float">
            <text:p>6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tok" calcext:value-type="string">
            <text:p>lwsto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toksowo — kuzqmolowo — ehnkolowo</text:p>
          </table:table-cell>
          <table:table-cell/>
          <table:table-cell table:number-columns-repeated="3" office:value-type="float" office:value="118" calcext:value-type="float">
            <text:p>11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/>
          <table:table-cell table:number-columns-repeated="3" office:value-type="float" office:value="166" calcext:value-type="float">
            <text:p>166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/>
          <table:table-cell table:number-columns-repeated="3" office:value-type="float" office:value="1299" calcext:value-type="float">
            <text:p>1299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dew" calcext:value-type="string">
            <text:p>lwsd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wyatkino</text:p>
          </table:table-cell>
          <table:table-cell/>
          <table:table-cell table:number-columns-repeated="3" office:value-type="float" office:value="575" calcext:value-type="float">
            <text:p>57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 — berngardowka</text:p>
          </table:table-cell>
          <table:table-cell/>
          <table:table-cell table:number-columns-repeated="3" office:value-type="float" office:value="255" calcext:value-type="float">
            <text:p>255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rom" calcext:value-type="string">
            <text:p>lwsr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omanowka - shheglowo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ugl" calcext:value-type="string">
            <text:p>lwsug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uglowo - raxqya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bor" calcext:value-type="string">
            <text:p>lwsb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orisowa griwa - waganowo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mor" calcext:value-type="string">
            <text:p>lwsm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morozowa posyolok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 office:value-type="date" office:date-value="2021-09-24" calcext:value-type="date">
            <text:p>09/24/21</text:p>
          </table:table-cell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-1</text:p>
          </table:table-cell>
          <table:table-cell/>
          <table:table-cell table:number-columns-repeated="3" office:value-type="float" office:value="199" calcext:value-type="float">
            <text:p>19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CONCATENATE(LEFT([.C128];1);LEFT([.D128];2);LEFT([.E128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 — aro — yanino-2</text:p>
          </table:table-cell>
          <table:table-cell/>
          <table:table-cell table:number-columns-repeated="3" office:value-type="float" office:value="125" calcext:value-type="float">
            <text:p>12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CONCATENATE(LEFT([.C129];1);LEFT([.D129];2);LEFT([.E129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qtino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CONCATENATE(LEFT([.C130];1);LEFT([.D130];2);LEFT([.E130];3))" office:value-type="string" office:string-value="lwswoe" calcext:value-type="string">
            <text:p>lwswo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ejkowo - kirpolq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CONCATENATE(LEFT([.C131];1);LEFT([.D131];2);LEFT([.E131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 - xapo-oe</text:p>
          </table:table-cell>
          <table:table-cell/>
          <table:table-cell table:number-columns-repeated="3" office:value-type="float" office:value="22" calcext:value-type="float">
            <text:p>2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CONCATENATE(LEFT([.C132];1);LEFT([.D132];2);LEFT([.E132];3))" office:value-type="string" office:string-value="lwszan" calcext:value-type="string">
            <text:p>lwsz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newka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CONCATENATE(LEFT([.C133];1);LEFT([.D133];2);LEFT([.E133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/>
          <table:table-cell table:number-columns-repeated="3" office:value-type="float" office:value="221" calcext:value-type="float">
            <text:p>22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CONCATENATE(LEFT([.C134];1);LEFT([.D134];2);LEFT([.E134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/>
          <table:table-cell table:number-columns-repeated="3" office:value-type="float" office:value="709" calcext:value-type="float">
            <text:p>70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CONCATENATE(LEFT([.C135];1);LEFT([.D135];2);LEFT([.E135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/>
          <table:table-cell table:number-columns-repeated="3" office:value-type="float" office:value="37" calcext:value-type="float">
            <text:p>3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CONCATENATE(LEFT([.C136];1);LEFT([.D136];2);LEFT([.E136];3))" office:value-type="string" office:string-value="lwsnow" calcext:value-type="string">
            <text:p>lwsno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nowosaratowka — parklesxo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CONCATENATE(LEFT([.C137];1);LEFT([.D137];2);LEFT([.E137];3))" office:value-type="string" office:string-value="lwsswe" calcext:value-type="string">
            <text:p>lwssw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werdlowa posyolok</text:p>
          </table:table-cell>
          <table:table-cell/>
          <table:table-cell table:number-columns-repeated="3" office:value-type="float" office:value="97" calcext:value-type="float">
            <text:p>9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CONCATENATE(LEFT([.C138];1);LEFT([.D138];2);LEFT([.E138];3))" office:value-type="string" office:string-value="lwsnov" calcext:value-type="string">
            <text:p>lwsnov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novosergiewk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CONCATENATE(LEFT([.C139];1);LEFT([.D139];2);LEFT([.E139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irowsk</text:p>
          </table:table-cell>
          <table:table-cell/>
          <table:table-cell table:number-columns-repeated="3" office:value-type="float" office:value="91" calcext:value-type="float">
            <text:p>9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table:formula="of:=CONCATENATE(LEFT([.C140];1);LEFT([.D140];2);LEFT([.E140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shlisselqburg</text:p>
          </table:table-cell>
          <table:table-cell/>
          <table:table-cell table:number-columns-repeated="3" office:value-type="float" office:value="56" calcext:value-type="float">
            <text:p>5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table:formula="of:=CONCATENATE(LEFT([.C141];1);LEFT([.D141];2);LEFT([.E141];3))" office:value-type="string" office:string-value="lkisin" calcext:value-type="string">
            <text:p>lkis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sinyawino — putilowo — molodczowo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table:formula="of:=CONCATENATE(LEFT([.C142];1);LEFT([.D142];2);LEFT([.E142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otradnoe</text:p>
          </table:table-cell>
          <table:table-cell/>
          <table:table-cell table:number-columns-repeated="3" office:value-type="float" office:value="103" calcext:value-type="float">
            <text:p>10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table:formula="of:=CONCATENATE(LEFT([.C143];1);LEFT([.D143];2);LEFT([.E143];3))" office:value-type="string" office:string-value="lkimga" calcext:value-type="string">
            <text:p>lkimg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ga - pawlowo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table:formula="of:=CONCATENATE(LEFT([.C144];1);LEFT([.D144];2);LEFT([.E144];3))" office:value-type="string" office:string-value="lkinik" calcext:value-type="string">
            <text:p>lkini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ikolqskoe</text:p>
          </table:table-cell>
          <table:table-cell/>
          <table:table-cell table:number-columns-repeated="3" office:value-type="float" office:value="116" calcext:value-type="float">
            <text:p>11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table:formula="of:=CONCATENATE(LEFT([.C145];1);LEFT([.D145];2);LEFT([.E145];3))" office:value-type="string" office:string-value="ltokra" calcext:value-type="string">
            <text:p>ltokr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krasnyj bor — ulqyanowka -gladkoe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table:formula="of:=CONCATENATE(LEFT([.C146];1);LEFT([.D146];2);LEFT([.E146];3))" office:value-type="string" office:string-value="ltotos" calcext:value-type="string">
            <text:p>ltot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tosno</text:p>
          </table:table-cell>
          <table:table-cell/>
          <table:table-cell table:number-columns-repeated="3" office:value-type="float" office:value="89" calcext:value-type="float">
            <text:p>8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table:formula="of:=CONCATENATE(LEFT([.C147];1);LEFT([.D147];2);LEFT([.E147];3))" office:value-type="string" office:string-value="ltowoj" calcext:value-type="string">
            <text:p>ltowoj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snenskij</text:p>
          </table:table-cell>
          <table:table-cell office:value-type="string" calcext:value-type="string">
            <text:p>wojskorowo — fyodorowskoe — fornosowo</text:p>
          </table:table-cell>
          <table:table-cell/>
          <table:table-cell table:number-columns-repeated="3" office:value-type="float" office:value="46" calcext:value-type="float">
            <text:p>4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table:formula="of:=CONCATENATE(LEFT([.C148];1);LEFT([.D148];2);LEFT([.E148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/>
          <table:table-cell table:number-columns-repeated="3" office:value-type="float" office:value="122" calcext:value-type="float">
            <text:p>12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table:formula="of:=CONCATENATE(LEFT([.C149];1);LEFT([.D149];2);LEFT([.E149];3))" office:value-type="string" office:string-value="lgakob" calcext:value-type="string">
            <text:p>lgako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bralowo — lukashi - semrino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table:formula="of:=CONCATENATE(LEFT([.C150];1);LEFT([.D150];2);LEFT([.E150];3))" office:value-type="string" office:string-value="lgagat" calcext:value-type="string">
            <text:p>lgagat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atchina</text:p>
          </table:table-cell>
          <table:table-cell/>
          <table:table-cell table:number-columns-repeated="3" office:value-type="float" office:value="419" calcext:value-type="float">
            <text:p>41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table:formula="of:=CONCATENATE(LEFT([.C151];1);LEFT([.D151];2);LEFT([.E151];3))" office:value-type="string" office:string-value="lgazha" calcext:value-type="string">
            <text:p>lgazh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zhabino - wojskowiczy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table:formula="of:=CONCATENATE(LEFT([.C152];1);LEFT([.D152];2);LEFT([.E152];3))" office:value-type="string" office:string-value="lgapud" calcext:value-type="string">
            <text:p>lgapud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table:style-name="ce4" office:value-type="string" calcext:value-type="string">
            <text:p>pudostq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table:formula="of:=CONCATENATE(LEFT([.C153];1);LEFT([.D153];2);LEFT([.E153];3))" office:value-type="string" office:string-value="lgamal" calcext:value-type="string">
            <text:p>lgam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maloe werewo — zajczewo</text:p>
          </table:table-cell>
          <table:table-cell/>
          <table:table-cell table:number-columns-repeated="3" office:value-type="float" office:value="38" calcext:value-type="float">
            <text:p>3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table:formula="of:=CONCATENATE(LEFT([.C154];1);LEFT([.D154];2);LEFT([.E154];3))" office:value-type="string" office:string-value="lgataj" calcext:value-type="string">
            <text:p>lgataj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tajczy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table:formula="of:=CONCATENATE(LEFT([.C155];1);LEFT([.D155];2);LEFT([.E155];3))" office:value-type="string" office:string-value="lloter" calcext:value-type="string">
            <text:p>llot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terwolowo — kipenq - kelozi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table:formula="of:=CONCATENATE(LEFT([.C156];1);LEFT([.D156];2);LEFT([.E156];3))" office:value-type="string" office:string-value="llolag" calcext:value-type="string">
            <text:p>llola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lagolowo - russko-vysoczkoe</text:p>
          </table:table-cell>
          <table:table-cell/>
          <table:table-cell table:number-columns-repeated="3" office:value-type="float" office:value="21" calcext:value-type="float">
            <text:p>2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table:formula="of:=CONCATENATE(LEFT([.C157];1);LEFT([.D157];2);LEFT([.E157];3))" office:value-type="string" office:string-value="llorop" calcext:value-type="string">
            <text:p>lloro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ropsha - gostiliczy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table:formula="of:=CONCATENATE(LEFT([.C158];1);LEFT([.D158];2);LEFT([.E158];3))" office:value-type="string" office:string-value="llonow" calcext:value-type="string">
            <text:p>llono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nowoselqe - annino</text:p>
          </table:table-cell>
          <table:table-cell/>
          <table:table-cell table:number-columns-repeated="3"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table:formula="of:=CONCATENATE(LEFT([.C159];1);LEFT([.D159];2);LEFT([.E159];3))" office:value-type="string" office:string-value="llogor" calcext:value-type="string">
            <text:p>llo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gorbunki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table:formula="of:=CONCATENATE(LEFT([.C160];1);LEFT([.D160];2);LEFT([.E160];3))" office:value-type="string" office:string-value="lloraz" calcext:value-type="string">
            <text:p>llo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razbegaewo - uzigonty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table:formula="of:=CONCATENATE(LEFT([.C161];1);LEFT([.D161];2);LEFT([.E161];3))" office:value-type="string" office:string-value="lloniz" calcext:value-type="string">
            <text:p>lloni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nizino</text:p>
          </table:table-cell>
          <table:table-cell/>
          <table:table-cell table:number-columns-repeated="3" office:value-type="float" office:value="28" calcext:value-type="float">
            <text:p>2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table:formula="of:=CONCATENATE(LEFT([.C162];1);LEFT([.D162];2);LEFT([.E162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 — lebyazhqe</text:p>
          </table:table-cell>
          <table:table-cell/>
          <table:table-cell table:number-columns-repeated="3" office:value-type="float" office:value="19" calcext:value-type="float">
            <text:p>19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table:formula="of:=CONCATENATE(LEFT([.C163];1);LEFT([.D163];2);LEFT([.E163];3))" office:value-type="string" office:string-value="sto" calcext:value-type="string">
            <text:p>st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G2:.G111])" office:value-type="float" office:value="29214" calcext:value-type="float">
            <text:p>29214</text:p>
          </table:table-cell>
          <table:table-cell table:formula="of:=SUM([.H2:.H111])" office:value-type="float" office:value="29316" calcext:value-type="float">
            <text:p>29316</text:p>
          </table:table-cell>
          <table:table-cell table:formula="of:=SUM([.I2:.I111])" office:value-type="float" office:value="28644" calcext:value-type="float">
            <text:p>286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G112:.G162])" office:value-type="float" office:value="6178" calcext:value-type="float">
            <text:p>6178</text:p>
          </table:table-cell>
          <table:table-cell table:formula="of:=SUM([.H112:.H162])" office:value-type="float" office:value="6178" calcext:value-type="float">
            <text:p>6178</text:p>
          </table:table-cell>
          <table:table-cell table:formula="of:=SUM([.I112:.I162])" office:value-type="float" office:value="6178" calcext:value-type="float">
            <text:p>617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2:.G162])" office:value-type="float" office:value="35392" calcext:value-type="float">
            <text:p>35392</text:p>
          </table:table-cell>
          <table:table-cell table:formula="of:=SUM([.H2:.H162])" office:value-type="float" office:value="35494" calcext:value-type="float">
            <text:p>35494</text:p>
          </table:table-cell>
          <table:table-cell table:formula="of:=SUM([.I2:.I162])" office:value-type="float" office:value="34822" calcext:value-type="float">
            <text:p>34822</text:p>
          </table:table-cell>
          <table:table-cell table:number-columns-repeated="1015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16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2:37:55.78538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6T17:14:17.410374138</dc:date>
    <meta:editing-duration>PT11H55M48S</meta:editing-duration>
    <meta:editing-cycles>17</meta:editing-cycles>
    <meta:generator>LibreOffice/6.4.7.2$Linux_X86_64 LibreOffice_project/40$Build-2</meta:generator>
    <meta:document-statistic meta:table-count="1" meta:cell-count="1456" meta:object-count="0"/>
  </office:meta>
</office:document-meta>
</file>